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9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2.2752in"/>
    </style:style>
    <style:style style:name="co4" style:family="table-column">
      <style:table-column-properties fo:break-before="auto" style:column-width="2.0335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3701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4043in" fo:break-before="auto" style:use-optimal-row-height="true"/>
    </style:style>
    <style:style style:name="ro4" style:family="table-row">
      <style:table-row-properties style:row-height="0.4437in" fo:break-before="auto" style:use-optimal-row-height="false"/>
    </style:style>
    <style:style style:name="ro5" style:family="table-row">
      <style:table-row-properties style:row-height="0.4311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2354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Instruction_5f_sheet">
      <style:table-properties table:display="true" style:writing-mode="lr-tb"/>
    </style:style>
    <style:style style:name="ta2" style:family="table" style:master-page-name="PageStyle_5f_Tag_5f_mapping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Excel_20_Built-in_20_Normal">
      <style:table-cell-properties fo:background-color="#e6b9b8" style:cell-protect="none" style:print-content="true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99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ffffff" style:cell-protect="none" style:print-content="true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order-bottom="0.0138in solid #000000" fo:background-color="#e6b9b8" style:cell-protect="none" style:print-content="tru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/>
    </style:style>
    <style:style style:name="T1" style:family="text">
      <style:text-properties fo:color="#000000" style:text-outline="false" style:text-line-through-style="none" style:text-position="0% 100%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_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Tag_Mapping sheet Guideline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Note: The cells colored in yellow and the Instruction_sheet cannot be edit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<text:span text:style-name="T1">·</text:span><text:span text:style-name="T2"> </text:span><text:span text:style-name="T3">CT Vista+ Tag Name</text:span><text:span text:style-name="T2">: </text:span><text:span text:style-name="T4">This column contains the selected CT Vista+ parameters that are required for analysis of </text:span></text:p>
            <text:p><text:span text:style-name="T4">Condenser performance. These should not be edited.</text:span>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<text:span text:style-name="T1">·</text:span><text:span text:style-name="T2"> </text:span><text:span text:style-name="T3">Historian Tag Unit of Measure</text:span><text:span text:style-name="T2">: This column needs to be filled with the respective Unit of Measure that is used</text:span></text:p>
            <text:p><text:span text:style-name="T2">in the Historian database for each Tag Name. These need to be filled mandatorily. </text:span></text:p>
            <text:p><text:span text:style-name="T4"/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span text:style-name="T1">·</text:span><text:span text:style-name="T2"> </text:span><text:span text:style-name="T3">Historian Tag Name</text:span><text:span text:style-name="T2">: Please fill this column with the respective Historian Tag Name applicable for each CT Vista+ Tag Name. These need to be filled mandatorily.</text:span></text:p>
            <text:p><text:span text:style-name="T4"/></text:p>
          </table:table-cell>
          <table:table-cell table:number-columns-repeated="1023"/>
        </table:table-row>
        <table:table-row table:style-name="ro6">
          <table:table-cell table:style-name="ce2" office:value-type="string">
            <text:p><text:span text:style-name="T1">·</text:span><text:span text:style-name="T2"> </text:span><text:span text:style-name="T3">Historian Descriptor</text:span><text:span text:style-name="T2">: Please fill this column with the respective Historian Descriptor applicable for each CT Vista+ Tag Name. Filling this column is optional.</text:span></text:p>
            <text:p><text:span text:style-name="T4"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>
            <text:p>Please email the filled Excel file to the Chem Treat representative to help him/her complete the Tag Mapping proces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g_mapping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20" table:default-cell-style-name="Excel_20_Built-in_20_Normal"/>
        <table:table-row table:style-name="ro2">
          <table:table-cell table:style-name="ce4" office:value-type="string">
            <text:p>CT Vista+ Tag Name</text:p>
          </table:table-cell>
          <table:table-cell table:style-name="ce8" office:value-type="string">
            <text:p>Historian Tag Unit of Measure</text:p>
          </table:table-cell>
          <table:table-cell table:style-name="ce4" office:value-type="string">
            <text:p>Historian Tag Name</text:p>
          </table:table-cell>
          <table:table-cell table:style-name="ce4" office:value-type="string">
            <text:p>Historian Descriptor</text:p>
          </table:table-cell>
          <table:table-cell table:style-name="ce9" table:number-columns-repeated="8"/>
          <table:table-cell table:number-columns-repeated="1012"/>
        </table:table-row>
        <table:table-row table:style-name="ro2">
          <table:table-cell table:style-name="ce5" office:value-type="string">
            <text:p>gross_load</text:p>
          </table:table-cell>
          <table:table-cell office:value-type="string">
            <text:p>W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condenser_back_pressure_1</text:p>
          </table:table-cell>
          <table:table-cell office:value-type="string">
            <text:p>inHg(a)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boiler_steam_flow_1</text:p>
          </table:table-cell>
          <table:table-cell office:value-type="string">
            <text:p>kpph</text:p>
          </table:table-cell>
          <table:table-cell table:number-columns-repeated="1022"/>
        </table:table-row>
        <table:table-row table:style-name="ro8">
          <table:table-cell table:style-name="ce5" office:value-type="string">
            <text:p>condenser_cw_in_temps_1</text:p>
          </table:table-cell>
          <table:table-cell office:value-type="string">
            <text:p>°F</text:p>
          </table:table-cell>
          <table:table-cell office:value-type="string">
            <text:p>fg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condenser_cw_out_temps_1</text:p>
          </table:table-cell>
          <table:table-cell office:value-type="string">
            <text:p>°F</text:p>
          </table:table-cell>
          <table:table-cell office:value-type="string">
            <text:p>fg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air_removal_1</text:p>
          </table:table-cell>
          <table:table-cell office:value-type="string">
            <text:p>scfm</text:p>
          </table:table-cell>
          <table:table-cell office:value-type="string">
            <text:p>fg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cust1_1</text:p>
          </table:table-cell>
          <table:table-cell office:value-type="string">
            <text:p>kl</text:p>
          </table:table-cell>
          <table:table-cell office:value-type="string">
            <text:p>fg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ust1_2</text:p>
          </table:table-cell>
          <table:table-cell office:value-type="string">
            <text:p>kl</text:p>
          </table:table-cell>
          <table:table-cell table:number-columns-repeated="1022"/>
        </table:table-row>
        <table:table-row table:style-name="ro2" table:number-rows-repeated="89">
          <table:table-cell table:style-name="ce6"/>
          <table:table-cell table:style-name="ce9" table:number-columns-repeated="11"/>
          <table:table-cell table:number-columns-repeated="101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0">01/20/2022</text:date>, <text:time>20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_5f_sheet" style:display-name="PageStyle_Instruction_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_5f_mapping" style:display-name="PageStyle_Tag_mapp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0T20:05:07.97</dc:date>
    <dc:creator>vivekanandan  kumaran</dc:creator>
    <meta:document-statistic meta:table-count="2" meta:cell-count="31" meta:object-count="0"/>
    <meta:generator>OpenOffice/4.1.7$Win32 OpenOffice.org_project/417m1$Build-9800</meta:generator>
  </office:meta>
</office:document-meta>
</file>